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985cm" svg:height="1.52cm" svg:x="1.635cm" svg:y="1.385cm">
          <draw:text-box>
            <text:p>Discover handshake</text:p>
          </draw:text-box>
        </draw:frame>
        <draw:frame draw:style-name="gr1" draw:layer="layout" svg:width="6.985cm" svg:height="1.52cm" svg:x="1.635cm" svg:y="10.79cm">
          <draw:text-box>
            <text:p>Poll</text:p>
          </draw:text-box>
        </draw:frame>
        <draw:frame draw:style-name="gr1" draw:layer="layout" svg:width="6.985cm" svg:height="1.52cm" svg:x="1.635cm" svg:y="19.285cm">
          <draw:text-box>
            <text:p>Data Send</text:p>
          </draw:text-box>
        </draw:frame>
        <draw:custom-shape draw:style-name="gr2" draw:text-style-name="P1" draw:layer="layout" svg:width="5.08cm" svg:height="2.54cm" svg:x="2.27cm" svg:y="3.54cm">
          <text:p text:style-name="P1">Bases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2.54cm" svg:x="14.335cm" svg:y="3.804cm">
          <text:p text:style-name="P1">Mobile 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81cm" svg:y1="6.08cm" svg:x2="4.81cm" svg:y2="9.255cm">
          <text:p/>
        </draw:line>
        <draw:line draw:style-name="gr3" draw:text-style-name="P1" draw:layer="layout" svg:x1="16.875cm" svg:y1="6.378cm" svg:x2="16.875cm" svg:y2="9.89cm">
          <text:p/>
        </draw:line>
        <draw:line draw:style-name="gr4" draw:text-style-name="P1" draw:layer="layout" svg:x1="4.81cm" svg:y1="6.715cm" svg:x2="16.875cm" svg:y2="7.35cm">
          <text:p/>
        </draw:line>
        <draw:line draw:style-name="gr4" draw:text-style-name="P1" draw:layer="layout" svg:x1="4.744cm" svg:y1="8.918cm" svg:x2="16.809cm" svg:y2="9.553cm">
          <text:p/>
        </draw:line>
        <draw:line draw:style-name="gr5" draw:text-style-name="P1" draw:layer="layout" svg:x1="16.875cm" svg:y1="7.985cm" svg:x2="4.81cm" svg:y2="8.62cm">
          <text:p/>
        </draw:line>
        <draw:frame draw:style-name="gr6" draw:layer="layout" svg:width="4.445cm" svg:height="1.038cm" svg:x="8.62cm" svg:y="6.08cm">
          <draw:text-box>
            <text:p>HELLO_BS</text:p>
          </draw:text-box>
        </draw:frame>
        <draw:frame draw:style-name="gr6" draw:layer="layout" svg:width="4.445cm" svg:height="1.038cm" svg:x="6.08cm" svg:y="7.35cm">
          <draw:text-box>
            <text:p>HELLO_MN</text:p>
          </draw:text-box>
        </draw:frame>
        <draw:frame draw:style-name="gr6" draw:layer="layout" svg:width="4.445cm" svg:height="1.038cm" svg:x="8.62cm" svg:y="9.255cm">
          <draw:text-box>
            <text:p>HELLO_ACK</text:p>
          </draw:text-box>
        </draw:frame>
        <draw:custom-shape draw:style-name="gr2" draw:text-style-name="P1" draw:layer="layout" svg:width="5.08cm" svg:height="2.54cm" svg:x="2.271cm" svg:y="20.441cm">
          <text:p text:style-name="P1">Bases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2.54cm" svg:x="14.336cm" svg:y="20.705cm">
          <text:p text:style-name="P1">Mobile 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811cm" svg:y1="22.981cm" svg:x2="4.81cm" svg:y2="26.94cm">
          <text:p/>
        </draw:line>
        <draw:line draw:style-name="gr3" draw:text-style-name="P1" draw:layer="layout" svg:x1="16.876cm" svg:y1="23.279cm" svg:x2="16.875cm" svg:y2="26.94cm">
          <text:p/>
        </draw:line>
        <draw:line draw:style-name="gr4" draw:text-style-name="P1" draw:layer="layout" svg:x1="4.811cm" svg:y1="24.516cm" svg:x2="16.876cm" svg:y2="25.151cm">
          <text:p/>
        </draw:line>
        <draw:line draw:style-name="gr4" draw:text-style-name="P1" draw:layer="layout" svg:x1="4.745cm" svg:y1="26.319cm" svg:x2="16.81cm" svg:y2="26.954cm">
          <text:p/>
        </draw:line>
        <draw:line draw:style-name="gr5" draw:text-style-name="P1" draw:layer="layout" svg:x1="16.875cm" svg:y1="23.225cm" svg:x2="4.81cm" svg:y2="23.86cm">
          <text:p/>
        </draw:line>
        <draw:frame draw:style-name="gr6" draw:layer="layout" svg:width="5.715cm" svg:height="1.038cm" svg:x="7.985cm" svg:y="22.187cm">
          <draw:text-box>
            <text:p>DATA (packet: 1)</text:p>
          </draw:text-box>
        </draw:frame>
        <draw:frame draw:style-name="gr6" draw:layer="layout" svg:width="4.445cm" svg:height="1.038cm" svg:x="11.16cm" svg:y="23.86cm">
          <draw:text-box>
            <text:p>DATA_ACK</text:p>
          </draw:text-box>
        </draw:frame>
        <draw:frame draw:style-name="gr6" draw:layer="layout" svg:width="4.445cm" svg:height="1.038cm" svg:x="12.43cm" svg:y="25.902cm">
          <draw:text-box>
            <text:p>DATA_ACK</text:p>
          </draw:text-box>
        </draw:frame>
        <draw:custom-shape draw:style-name="gr2" draw:text-style-name="P1" draw:layer="layout" svg:width="5.08cm" svg:height="2.54cm" svg:x="2.271cm" svg:y="11.541cm">
          <text:p text:style-name="P1">Bases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2.54cm" svg:x="14.336cm" svg:y="11.805cm">
          <text:p text:style-name="P1">Mobile 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811cm" svg:y1="14.081cm" svg:x2="4.81cm" svg:y2="18.78cm">
          <text:p/>
        </draw:line>
        <draw:line draw:style-name="gr3" draw:text-style-name="P1" draw:layer="layout" svg:x1="16.876cm" svg:y1="14.379cm" svg:x2="16.875cm" svg:y2="19.415cm">
          <text:p/>
        </draw:line>
        <draw:line draw:style-name="gr4" draw:text-style-name="P1" draw:layer="layout" svg:x1="4.811cm" svg:y1="14.716cm" svg:x2="16.876cm" svg:y2="15.351cm">
          <text:p/>
        </draw:line>
        <draw:line draw:style-name="gr4" draw:text-style-name="P1" draw:layer="layout" svg:x1="4.745cm" svg:y1="16.919cm" svg:x2="16.81cm" svg:y2="17.554cm">
          <text:p/>
        </draw:line>
        <draw:line draw:style-name="gr5" draw:text-style-name="P1" draw:layer="layout" svg:x1="16.876cm" svg:y1="15.986cm" svg:x2="4.811cm" svg:y2="16.621cm">
          <text:p/>
        </draw:line>
        <draw:frame draw:style-name="gr6" draw:layer="layout" svg:width="4.445cm" svg:height="1.038cm" svg:x="8.621cm" svg:y="14.081cm">
          <draw:text-box>
            <text:p>POLL</text:p>
          </draw:text-box>
        </draw:frame>
        <draw:frame draw:style-name="gr6" draw:layer="layout" svg:width="6.349cm" svg:height="1.038cm" svg:x="6.081cm" svg:y="15.351cm">
          <draw:text-box>
            <text:p>DATA (packet: 1)</text:p>
          </draw:text-box>
        </draw:frame>
        <draw:frame draw:style-name="gr6" draw:layer="layout" svg:width="4.445cm" svg:height="1.038cm" svg:x="11.16cm" svg:y="16.34cm">
          <draw:text-box>
            <text:p>DATA_ACK</text:p>
          </draw:text-box>
        </draw:frame>
        <draw:line draw:style-name="gr4" draw:text-style-name="P1" draw:layer="layout" svg:x1="4.81cm" svg:y1="18.78cm" svg:x2="16.875cm" svg:y2="19.415cm">
          <text:p/>
        </draw:line>
        <draw:line draw:style-name="gr5" draw:text-style-name="P1" draw:layer="layout" svg:x1="16.877cm" svg:y1="17.887cm" svg:x2="4.812cm" svg:y2="18.522cm">
          <text:p/>
        </draw:line>
        <draw:frame draw:style-name="gr6" draw:layer="layout" svg:width="6.349cm" svg:height="1.038cm" svg:x="6.082cm" svg:y="17.151cm">
          <draw:text-box>
            <text:p>DATA (packet: 2)</text:p>
          </draw:text-box>
        </draw:frame>
        <draw:frame draw:style-name="gr6" draw:layer="layout" svg:width="4.445cm" svg:height="1.038cm" svg:x="11.161cm" svg:y="18.24cm">
          <draw:text-box>
            <text:p>DATA_ACK</text:p>
          </draw:text-box>
        </draw:frame>
        <draw:frame draw:style-name="gr6" draw:layer="layout" svg:width="6.535cm" svg:height="1.038cm" svg:x="14.055cm" svg:y="14.335cm">
          <draw:text-box>
            <text:p>packet_number = 0</text:p>
          </draw:text-box>
        </draw:frame>
        <draw:frame draw:style-name="gr6" draw:layer="layout" svg:width="6.535cm" svg:height="1.825cm" svg:x="14.056cm" svg:y="19.035cm">
          <draw:text-box>
            <text:p>packet_number = NO_NEXT_PACKET</text:p>
          </draw:text-box>
        </draw:frame>
        <draw:frame draw:style-name="gr6" draw:layer="layout" svg:width="5.715cm" svg:height="1.038cm" svg:x="7.986cm" svg:y="25.087cm">
          <draw:text-box>
            <text:p>DATA (packet: 1)</text:p>
          </draw:text-box>
        </draw:frame>
        <draw:line draw:style-name="gr5" draw:text-style-name="P1" draw:layer="layout" svg:x1="16.876cm" svg:y1="25.626cm" svg:x2="4.811cm" svg:y2="26.2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26T18:33:39</meta:creation-date>
    <dc:date>2011-01-26T18:46:51</dc:date>
    <meta:editing-duration>PT00H13M16S</meta:editing-duration>
    <meta:editing-cycles>1</meta:editing-cycles>
    <meta:document-statistic meta:object-count="41"/>
    <meta:generator>OpenOffice.org/3.0$Linux OpenOffice.org_project/300m15$Build-9379</meta:generator>
  </office:meta>
</office:document-meta>
</file>